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50">
            <text:p>90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9">
            <text:p>1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stu" style:display-name="PageStyle_criminal-offenses-on-campus-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